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6.759cm" svg:height="19.178cm" svg:x="4.32cm" svg:y="0.106cm">
            <draw:object draw:notify-on-update-of-ranges="table_stats.B1:table_stats.B1 table_stats.B2:table_stats.B3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5T00:41:10.708748092</dc:date>
    <meta:editing-duration>PT2M18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76cm" svg:height="19.179cm" xlink:href=".." xlink:type="simple" chart:class="chart:bar" chart:style-name="ch1">
        <chart:legend chart:legend-position="end" svg:x="33.306cm" svg:y="9.29cm" style:legend-expansion="high" chart:style-name="ch2"/>
        <chart:plot-area chart:style-name="ch3" table:cell-range-address="table_stats.B1:table_stats.B3162" chart:data-source-has-labels="row" svg:x="0.735cm" svg:y="0.383cm" svg:width="31.836cm" svg:height="18.413cm">
          <chart:coordinate-region svg:x="1.171cm" svg:y="0.582cm" svg:width="31.344cm" svg:height="17.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3162" chart:label-cell-address="table_stats.B1:table_stats.B1" chart:class="chart:bar">
            <chart:data-point chart:repeated="3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3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